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268bd2"/>
    </style:style>
    <style:style style:name="gr2" style:family="graphic" style:parent-style-name="standard">
      <style:graphic-properties draw:stroke="none" svg:stroke-color="#000000" draw:fill="none" draw:fill-color="#268bd2" fo:min-height="0.651cm"/>
    </style:style>
    <style:style style:name="P1" style:family="paragraph">
      <loext:graphic-properties draw:fill="solid" draw:fill-color="#268bd2"/>
    </style:style>
    <style:style style:name="P2" style:family="paragraph">
      <loext:graphic-properties draw:fill="none" draw:fill-color="#268bd2"/>
      <style:paragraph-properties fo:margin-left="0cm" fo:margin-right="0cm" fo:text-indent="0cm"/>
      <style:text-properties fo:color="#586e75" style:font-name="Verdan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586e75" style:font-name="Verdan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554cm" svg:height="0.544cm" svg:x="0.238cm" svg:y="0.362cm" svg:viewBox="0 0 555 545" svg:d="M549 211c-2-10-4-19-7-28 17 124-64 242-189 268-129 26-255-57-282-187-23-109 33-217 130-264-138 40-225 180-195 323 31 151 178 247 328 216s246-178 215-328z">
            <text:p/>
          </draw:path>
        </draw:g>
        <draw:frame draw:style-name="gr2" draw:text-style-name="P2" draw:layer="layout" svg:width="3.024cm" svg:height="0.901cm" svg:x="0.078cm" svg:y="0.103cm">
          <draw:text-box>
            <text:p><text:span text:style-name="T1">Ōtti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175cm" fo:page-height="1.1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5T12:22:44.335780657</dc:date>
    <meta:editing-duration>PT11M52S</meta:editing-duration>
    <meta:editing-cycles>4</meta:editing-cycles>
    <meta:generator>LibreOffice/5.3.1.2$Linux_X86_64 LibreOffice_project/30m0$Build-2</meta:generator>
    <meta:document-statistic meta:object-count="3"/>
  </office:meta>
</office:document-meta>
</file>